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800000428A96253C52018AFDA.png" manifest:media-type="image/png"/>
  <manifest:file-entry manifest:full-path="Pictures/1000000000000280000001A47EF30DD3554B69CF.png" manifest:media-type="image/png"/>
  <manifest:file-entry manifest:full-path="Pictures/1000000100000780000003F9954FC7795ED43E7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3.333cm, 0cm, 0.636cm)" draw:image-opacity="100%" style:mirror="none"/>
    </style:style>
    <style:style style:name="gr4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7.244cm, 0cm, 14.858cm)" draw:image-opacity="100%" style:mirror="none"/>
    </style:style>
    <style:style style:name="pr1" style:family="presentation" style:parent-style-name="標準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1" draw:layer="layout" svg:width="12.999cm" svg:height="12.999cm" svg:x="1.191cm" svg:y="1.069cm">
          <draw:image xlink:href="Pictures/100000010000042800000428A96253C52018AFD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draw:frame draw:style-name="gr1" draw:text-style-name="P1" draw:layer="layout" svg:width="12.999cm" svg:height="8.53cm" svg:x="1.191cm" svg:y="3.304cm">
          <draw:image xlink:href="Pictures/1000000000000280000001A47EF30DD3554B69CF.png" xlink:type="simple" xlink:show="embed" xlink:actuate="onLoad" draw:mime-type="image/png">
            <text:p/>
          </draw:image>
        </draw:frame>
        <draw:frame draw:style-name="gr3" draw:text-style-name="P1" draw:layer="layout" svg:width="15cm" svg:height="12.858cm" svg:x="0cm" svg:y="1.142cm">
          <draw:image xlink:href="Pictures/1000000000000280000001A47EF30DD3554B69CF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0">
        <draw:frame draw:style-name="gr4" draw:text-style-name="P1" draw:layer="layout" svg:width="16cm" svg:height="15cm" svg:x="0cm" svg:y="0cm">
          <draw:image xlink:href="Pictures/1000000100000780000003F9954FC7795ED43E7D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329cm" fo:margin-bottom="0cm" fo:text-indent="0cm"/>
      <style:text-properties fo:font-size="23.1000003814697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247cm" fo:margin-bottom="0cm" fo:text-indent="0cm"/>
      <style:text-properties fo:font-size="19.7999992370605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164cm" fo:margin-bottom="0cm" fo:text-indent="0cm"/>
      <style:text-properties fo:font-size="16.5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.2999992370605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15cm" fo:page-height="15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  <draw:page-thumbnail draw:layer="backgroundobjects" svg:width="7.575cm" svg:height="7.575cm" svg:x="1.712cm" svg:y="2.485cm"/>
      <draw:page-thumbnail draw:layer="backgroundobjects" svg:width="7.575cm" svg:height="7.575cm" svg:x="1.712cm" svg:y="11.061cm"/>
      <draw:page-thumbnail draw:layer="backgroundobjects" svg:width="7.575cm" svg:height="7.575cm" svg:x="1.712cm" svg:y="19.637cm"/>
      <draw:page-thumbnail draw:layer="backgroundobjects" svg:width="7.575cm" svg:height="7.575cm" svg:x="11.712cm" svg:y="2.485cm"/>
      <draw:page-thumbnail draw:layer="backgroundobjects" svg:width="7.575cm" svg:height="7.575cm" svg:x="11.712cm" svg:y="11.061cm"/>
      <draw:page-thumbnail draw:layer="backgroundobjects" svg:width="7.575cm" svg:height="7.575cm" svg:x="11.712cm" svg:y="19.637cm"/>
    </style:handout-master>
    <style:master-page style:name="標準" style:page-layout-name="PM1" draw:style-name="Mdp1">
      <draw:frame presentation:style-name="標準-title" draw:layer="backgroundobjects" svg:width="11.7cm" svg:height="2.17cm" svg:x="1.65cm" svg:y="1.518cm" presentation:class="title" presentation:placeholder="true">
        <draw:text-box/>
      </draw:frame>
      <draw:frame presentation:style-name="標準-outline1" draw:layer="backgroundobjects" svg:width="11.7cm" svg:height="7.539cm" svg:x="1.65cm" svg:y="4.041cm" presentation:class="outline" presentation:placeholder="true">
        <draw:text-box/>
      </draw:frame>
      <draw:frame presentation:style-name="Mpr1" draw:text-style-name="MP2" draw:layer="backgroundobjects" svg:width="3.029cm" svg:height="0.896cm" svg:x="1.65cm" svg:y="12.842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4.121cm" svg:height="0.896cm" svg:x="5.446cm" svg:y="12.842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3.029cm" svg:height="0.896cm" svg:x="10.321cm" svg:y="12.842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01T22:14:12.284000000</meta:creation-date>
    <dc:date>2022-04-02T00:56:19.067000000</dc:date>
    <meta:editing-duration>PT1H21M17S</meta:editing-duration>
    <meta:editing-cycles>1</meta:editing-cycles>
    <meta:document-statistic meta:object-count="31"/>
    <meta:generator>LibreOffice/7.3.0.3$Windows_X86_64 LibreOffice_project/0f246aa12d0eee4a0f7adcefbf7c878fc2238db3</meta:generator>
  </office:meta>
</office:document-meta>
</file>